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77B00000433335AF39C47442FB3.png" manifest:media-type="image/png"/>
  <manifest:file-entry manifest:full-path="Pictures/100000000000077B000004332D77C8B512778BCC.png" manifest:media-type="image/png"/>
  <manifest:file-entry manifest:full-path="Pictures/10000000000007790000043352379B09E31E211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n2" text:anchor-type="char" svg:x="0.355cm" svg:y="-1.78cm" svg:width="17cm" svg:height="9.543cm" draw:z-index="1"><draw:image xlink:href="Pictures/100000000000077B00000433335AF39C47442FB3.png" xlink:type="simple" xlink:show="embed" xlink:actuate="onLoad" draw:mime-type="image/png"/></draw:frame></text:p>
      <text:p text:style-name="Standard"/>
      <text:p text:style-name="Standard"><draw:frame draw:style-name="fr2" draw:name="Imagen1" text:anchor-type="char" svg:x="-0.594cm" svg:y="2.249cm" svg:width="17cm" svg:height="9.543cm" draw:z-index="0"><draw:image xlink:href="Pictures/100000000000077B000004332D77C8B512778BCC.png" xlink:type="simple" xlink:show="embed" xlink:actuate="onLoad" draw:mime-type="image/png"/></draw:frame><draw:frame draw:style-name="fr1" draw:name="Imagen3" text:anchor-type="char" svg:width="17cm" svg:height="9.553cm" draw:z-index="2"><draw:image xlink:href="Pictures/10000000000007790000043352379B09E31E21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31T16:19:53.916000000</meta:creation-date>
    <dc:date>2024-01-31T16:37:37.597000000</dc:date>
    <meta:editing-duration>PT17M43S</meta:editing-duration>
    <meta:editing-cycles>2</meta:editing-cycles>
    <meta:generator>LibreOffice/7.5.3.2$Windows_X86_64 LibreOffice_project/9f56dff12ba03b9acd7730a5a481eea045e468f3</meta:generator>
    <meta:document-statistic meta:table-count="0" meta:image-count="3" meta:object-count="0" meta:page-count="1" meta:paragraph-count="0" meta:word-count="0" meta:character-count="0" meta:non-whitespace-character-count="0"/>
  </office:meta>
</office:document-meta>
</file>